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f504"/>
    </style:style>
    <style:style style:name="P2" style:family="paragraph" style:parent-style-name="Text_20_body">
      <style:text-properties officeooo:paragraph-rsid="001a7ba7"/>
    </style:style>
    <style:style style:name="P3" style:family="paragraph" style:parent-style-name="Text_20_body">
      <style:text-properties officeooo:paragraph-rsid="001c7e11"/>
    </style:style>
    <style:style style:name="P4" style:family="paragraph" style:parent-style-name="Text_20_body">
      <style:text-properties officeooo:paragraph-rsid="001e5291"/>
    </style:style>
    <style:style style:name="P5" style:family="paragraph" style:parent-style-name="Text_20_body">
      <style:text-properties officeooo:paragraph-rsid="002010ce"/>
    </style:style>
    <style:style style:name="P6" style:family="paragraph" style:parent-style-name="Text_20_body">
      <style:text-properties officeooo:paragraph-rsid="002204ea"/>
    </style:style>
    <style:style style:name="P7" style:family="paragraph" style:parent-style-name="Text_20_body">
      <style:text-properties fo:font-weight="bold" officeooo:paragraph-rsid="001a7ba7" style:font-weight-asian="bold" style:font-weight-complex="bold"/>
    </style:style>
    <style:style style:name="P8" style:family="paragraph" style:parent-style-name="Text_20_body">
      <style:text-properties fo:font-weight="bold" officeooo:paragraph-rsid="001bafe3" style:font-weight-asian="bold" style:font-weight-complex="bold"/>
    </style:style>
    <style:style style:name="P9" style:family="paragraph" style:parent-style-name="Text_20_body">
      <style:text-properties fo:font-weight="bold" officeooo:paragraph-rsid="001c7e11" style:font-weight-asian="bold" style:font-weight-complex="bold"/>
    </style:style>
    <style:style style:name="P10" style:family="paragraph" style:parent-style-name="Text_20_body">
      <style:text-properties fo:font-weight="bold" officeooo:paragraph-rsid="001cef86" style:font-weight-asian="bold" style:font-weight-complex="bold"/>
    </style:style>
    <style:style style:name="P11" style:family="paragraph" style:parent-style-name="Text_20_body">
      <style:text-properties fo:font-weight="bold" officeooo:paragraph-rsid="002010ce" style:font-weight-asian="bold" style:font-weight-complex="bold"/>
    </style:style>
    <style:style style:name="P12" style:family="paragraph" style:parent-style-name="Text_20_body">
      <style:text-properties fo:font-weight="bold" officeooo:paragraph-rsid="002204ea" style:font-weight-asian="bold" style:font-weight-complex="bold"/>
    </style:style>
    <style:style style:name="P13" style:family="paragraph" style:parent-style-name="Text_20_body">
      <style:text-properties fo:font-weight="bold" officeooo:paragraph-rsid="00221939" style:font-weight-asian="bold" style:font-weight-complex="bold"/>
    </style:style>
    <style:style style:name="P14" style:family="paragraph" style:parent-style-name="Text_20_body">
      <style:text-properties fo:font-weight="bold" officeooo:rsid="0018f504" officeooo:paragraph-rsid="0018f504" style:font-weight-asian="bold" style:font-weight-complex="bold"/>
    </style:style>
    <style:style style:name="P15" style:family="paragraph" style:parent-style-name="Text_20_body">
      <style:text-properties fo:font-weight="bold" officeooo:rsid="001bafe3" officeooo:paragraph-rsid="001bafe3" style:font-weight-asian="bold" style:font-weight-complex="bold"/>
    </style:style>
    <style:style style:name="P16" style:family="paragraph" style:parent-style-name="Text_20_body">
      <style:text-properties fo:font-weight="bold" officeooo:rsid="001a7ba7" officeooo:paragraph-rsid="001bafe3" style:font-weight-asian="bold" style:font-weight-complex="bold"/>
    </style:style>
    <style:style style:name="P17" style:family="paragraph" style:parent-style-name="Text_20_body">
      <style:text-properties fo:font-weight="bold" officeooo:rsid="001a7ba7" officeooo:paragraph-rsid="001a7ba7" style:font-weight-asian="bold" style:font-weight-complex="bold"/>
    </style:style>
    <style:style style:name="P18" style:family="paragraph" style:parent-style-name="Text_20_body">
      <style:text-properties fo:font-weight="bold" officeooo:rsid="001a7ba7" officeooo:paragraph-rsid="001c7e11" style:font-weight-asian="bold" style:font-weight-complex="bold"/>
    </style:style>
    <style:style style:name="P19" style:family="paragraph" style:parent-style-name="Text_20_body">
      <style:text-properties fo:font-weight="bold" officeooo:rsid="001cef86" officeooo:paragraph-rsid="001c7e11" style:font-weight-asian="bold" style:font-weight-complex="bold"/>
    </style:style>
    <style:style style:name="P20" style:family="paragraph" style:parent-style-name="Text_20_body">
      <style:text-properties fo:font-weight="bold" officeooo:rsid="001cef86" officeooo:paragraph-rsid="001cef86" style:font-weight-asian="bold" style:font-weight-complex="bold"/>
    </style:style>
    <style:style style:name="P21" style:family="paragraph" style:parent-style-name="Text_20_body">
      <style:text-properties fo:font-weight="bold" officeooo:rsid="001e5291" officeooo:paragraph-rsid="001e5291" style:font-weight-asian="bold" style:font-weight-complex="bold"/>
    </style:style>
    <style:style style:name="P22" style:family="paragraph" style:parent-style-name="Text_20_body">
      <style:text-properties fo:font-weight="bold" officeooo:rsid="002010ce" officeooo:paragraph-rsid="002010ce" style:font-weight-asian="bold" style:font-weight-complex="bold"/>
    </style:style>
    <style:style style:name="P23" style:family="paragraph" style:parent-style-name="Text_20_body">
      <style:text-properties officeooo:rsid="001bafe3" officeooo:paragraph-rsid="001bafe3"/>
    </style:style>
    <style:style style:name="P24" style:family="paragraph" style:parent-style-name="Text_20_body">
      <style:text-properties officeooo:rsid="001a7ba7" officeooo:paragraph-rsid="001c7e11"/>
    </style:style>
    <style:style style:name="P25" style:family="paragraph" style:parent-style-name="Text_20_body">
      <style:text-properties officeooo:rsid="001c7e11" officeooo:paragraph-rsid="001c7e11"/>
    </style:style>
    <style:style style:name="P26" style:family="paragraph" style:parent-style-name="Text_20_body">
      <style:text-properties officeooo:rsid="002010ce" officeooo:paragraph-rsid="002010ce"/>
    </style:style>
    <style:style style:name="P27" style:family="paragraph" style:parent-style-name="Standard">
      <style:text-properties fo:font-weight="bold" officeooo:rsid="001a7ba7" officeooo:paragraph-rsid="001a7ba7" style:font-weight-asian="bold" style:font-weight-complex="bold"/>
    </style:style>
    <style:style style:name="P28" style:family="paragraph" style:parent-style-name="Standard">
      <style:text-properties fo:font-weight="bold" officeooo:rsid="002204ea" officeooo:paragraph-rsid="002204ea" style:font-weight-asian="bold" style:font-weight-complex="bold"/>
    </style:style>
    <style:style style:name="P29" style:family="paragraph" style:parent-style-name="Standard">
      <style:text-properties officeooo:rsid="001a7ba7" officeooo:paragraph-rsid="001a7ba7"/>
    </style:style>
    <style:style style:name="P30" style:family="paragraph" style:parent-style-name="Standard">
      <style:text-properties fo:font-weight="bold" officeooo:rsid="002204ea" officeooo:paragraph-rsid="002204ea" style:font-weight-asian="bold" style:font-weight-complex="bold"/>
    </style:style>
    <style:style style:name="T1" style:family="text">
      <style:text-properties fo:font-weight="bold" officeooo:rsid="002010ce" style:font-weight-asian="bold" style:font-weight-complex="bold"/>
    </style:style>
    <style:style style:name="T2" style:family="text">
      <style:text-properties officeooo:rsid="001a7ba7"/>
    </style:style>
    <style:style style:name="T3" style:family="text">
      <style:text-properties officeooo:rsid="001bafe3"/>
    </style:style>
    <style:style style:name="T4" style:family="text">
      <style:text-properties officeooo:rsid="001c7e11"/>
    </style:style>
    <style:style style:name="T5" style:family="text">
      <style:text-properties officeooo:rsid="001cef86"/>
    </style:style>
    <style:style style:name="T6" style:family="text">
      <style:text-properties officeooo:rsid="001e5291"/>
    </style:style>
    <style:style style:name="T7" style:family="text">
      <style:text-properties officeooo:rsid="002010ce"/>
    </style:style>
    <style:style style:name="T8" style:family="text">
      <style:text-properties officeooo:rsid="002204ea"/>
    </style:style>
    <style:style style:name="T9" style:family="text">
      <style:text-properties officeooo:rsid="00221939"/>
    </style:style>
    <style:style style:name="T10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et 7</text:span></text:p>
      <text:p text:style-name="Text_20_body">The source code for the Critter class is in the critters directory</text:p>
      <text:p text:style-name="P1">1. What methods are implemented in Critter?</text:p>
      <text:p text:style-name="P14">The act(), makeMove(), processActors(), selectMoveLocation(), getActors(), getMoveLocation().</text:p>
      <text:p text:style-name="P14"/>
      <text:p text:style-name="P1">2. What are the five basic actions common to all critters when they act?</text:p>
      <text:p text:style-name="P14">Five basic common actions: <text:s/>makeMove, <text:s/>processActors, selectMoveLocation, getActors, getMoveLocation.</text:p>
      <text:p text:style-name="P14"/>
      <text:p text:style-name="P1">3. Should subclasses of Critter override the getActors method? Explain.</text:p>
      <text:p text:style-name="P7"><text:span text:style-name="T2">Yes, the subclasses of Critter have different behaviors, </text:span><text:span text:style-name="T3">the different type Critter may get different </text:span></text:p>
      <text:p text:style-name="P15">location's Actor, then it need to override the getActors() method.</text:p>
      <text:p text:style-name="P14"/>
      <text:p text:style-name="P1">4. Describe the way that a critter could process actors.</text:p>
      <text:p text:style-name="P15">Different type of critter may have different processing ways. The default processing way is </text:p>
      <text:p text:style-name="P16">If the actor is not a rock and not a critter, the critter can remove the actor from grid.</text:p>
      <text:p text:style-name="P15">Another is change the color of the actor.</text:p>
      <text:p text:style-name="P23"/>
      <text:p text:style-name="P1">5. What three methods must be invoked to make a critter move? Explain each of these methods.</text:p>
      <text:p text:style-name="P17">The three methods: getMoveLocation(), selectMoveLocation(), makeMove().</text:p>
      <text:p text:style-name="P7"><text:span text:style-name="T3">In t</text:span><text:span text:style-name="T2">he getMoveLocation, <text:s/></text:span><text:span text:style-name="T3">it usethe getEmptyAdjacentLocations </text:span><text:span text:style-name="T2"><text:s/>to get a list of </text:span><text:span text:style-name="T3">empty</text:span><text:span text:style-name="T2">location</text:span><text:span text:style-name="T3">s</text:span></text:p>
      <text:p text:style-name="P8"><text:span text:style-name="T2">Then, </text:span><text:span text:style-name="T3">in </text:span><text:span text:style-name="T2">the selectMoveLocation(), </text:span><text:span text:style-name="T3">it use a Math.random</text:span><text:span text:style-name="T2"> </text:span><text:span text:style-name="T3">to </text:span><text:span text:style-name="T2">selects a location </text:span><text:span text:style-name="T3">to return. If no empty</text:span></text:p>
      <text:p text:style-name="P8"><text:span text:style-name="T3">location, it return the current location by using getLocation.</text:span><text:span text:style-name="T2"> </text:span><text:span text:style-name="T3">F</text:span><text:span text:style-name="T2">inally, </text:span><text:span text:style-name="T3">in </text:span><text:span text:style-name="T2">the makeMove() method, <text:s/></text:span><text:span text:style-name="T3">if the return location is no null, it move to the location.</text:span></text:p>
      <text:p text:style-name="P1"><text:line-break/>6. Why is there no Critter constructor?</text:p>
      <text:p text:style-name="P27">Since Critter is the subclass of Actor, Critter extends Actor, Actor has default constructor. Even there is </text:p>
      <text:p text:style-name="P27">no constructor in Critter, when Critter is created, it would call the Actor's default constructor to create a</text:p>
      <text:p text:style-name="P27">Critter.</text:p>
      <text:p text:style-name="P29"/>
      <text:p text:style-name="P3"><text:span text:style-name="Strong_20_Emphasis"><text:span text:style-name="T2">Set 8</text:span></text:span><text:span text:style-name="T2"><text:line-break/>The source code for the ChameleonCritter class is in the critters directory<text:line-break/><text:line-break/>1. Why does act cause a ChameleonCritter to act differently from a Critter even though</text:span></text:p>
      <text:p text:style-name="P24"><text:s/>ChameleonCritter does not override act?</text:p>
      <text:p text:style-name="P9"><text:soft-page-break/><text:span text:style-name="T4">Since ChameleonCritter override the processActors</text:span><text:span text:style-name="T6">()</text:span><text:span text:style-name="T4"> and makeMove() method, and in the act </text:span></text:p>
      <text:p text:style-name="P9"><text:span text:style-name="T4">method, it calls the processActors() and makeMove() </text:span><text:span text:style-name="T5">and other </text:span><text:span text:style-name="T4">method</text:span><text:span text:style-name="T5">s. So the the act of ChameleonCritter is different from Critter. </text:span></text:p>
      <text:p text:style-name="P19"/>
      <text:p text:style-name="P3"><text:span text:style-name="T2">2. Why does the makeMove</text:span><text:span text:style-name="T6">()</text:span><text:span text:style-name="T2"> method of ChameleonCritter call super.makeMove?</text:span></text:p>
      <text:p text:style-name="P9"><text:span text:style-name="T4">Because </text:span><text:span text:style-name="T5">in the makeMove</text:span><text:span text:style-name="T6">()</text:span><text:span text:style-name="T5"> method of ChameleonCritter, it first change the the direction</text:span></text:p>
      <text:p text:style-name="P20">of the location, but not move the new location, only when it call the super.makeMove,</text:p>
      <text:p text:style-name="P20">it move the new location.</text:p>
      <text:p text:style-name="P25"/>
      <text:p text:style-name="P24">3. How would you make the ChameleonCritter drop flowers in its old location when it moves?</text:p>
      <text:p text:style-name="P20">First, before moving the new location, obtain the old location. </text:p>
      <text:p text:style-name="P20">Second, if the not valid location to move, do nothing, otherwise, after move the new location, then create a new flower, put it into the grid in the old location. </text:p>
      <text:p text:style-name="P20">If (!getLocation.equals(old_location)) <text:s/>{</text:p>
      <text:p text:style-name="P20"><text:s/><text:tab/>Flower flower = new Flower(getColor()); </text:p>
      <text:p text:style-name="P20"><text:s/><text:tab/>flower.putSelfInGrid(grid, old_location); </text:p>
      <text:p text:style-name="P20">}</text:p>
      <text:p text:style-name="P24"/>
      <text:p text:style-name="P24">4. Why doesn't ChameleonCritter override the getActors method?</text:p>
      <text:p text:style-name="P10"><text:span text:style-name="T5">Because the ChameleonCritter does not define a new behaviors to </text:span><text:span text:style-name="T6">get actors, <text:s/>then it just</text:span></text:p>
      <text:p text:style-name="P21">inherits the getActor() from Critter to get list of actors.</text:p>
      <text:p text:style-name="P18"/>
      <text:p text:style-name="P24">5. Which class contains the getLocation method?</text:p>
      <text:p text:style-name="P21">The Actor class contains the getLocation() method.</text:p>
      <text:p text:style-name="P24"><text:line-break/>6. How can a Critter access its own grid?</text:p>
      <text:p text:style-name="P21"><text:bookmark text:name="Part4：InteractingObjects-AnotherCritter"/>A Critter access its own grid by calling the getGrid method which it inherits from the super </text:p>
      <text:p text:style-name="P21">class Actor.</text:p>
      <text:p text:style-name="P29"/>
      <text:p text:style-name="P2"><text:span text:style-name="Strong_20_Emphasis"><text:span text:style-name="T2">Set 9</text:span></text:span></text:p>
      <text:p text:style-name="Text_20_body">The source code for the CrabCritter class is reproduced at the end of this part of GridWorld.</text:p>
      <text:p text:style-name="P4">1. Why doesn't CrabCritter override the processActors method?</text:p>
      <text:p text:style-name="P21">Because the behaviors of CrabCritter processing to the actors returned by the getActors() is to </text:p>
      <text:p text:style-name="P21">eat them. That is same as the critter, since <text:s/>CrabCritter have inherited from the critter , it does</text:p>
      <text:p text:style-name="P21">need to override the processActors() method.</text:p>
      <text:p text:style-name="P4"><text:soft-page-break/></text:p>
      <text:p text:style-name="P4"/>
      <text:p text:style-name="P4"/>
      <text:p text:style-name="P4">2. Describe the process a CrabCritter uses to find and eat other actors. Does it always eat all neighboring actors? Explain.</text:p>
      <text:p text:style-name="P11"><text:span text:style-name="T7">It find the actors by calling the getActors(), <text:s/>it </text:span><text:s/>eats <text:span text:style-name="T7">actors </text:span>whatever is found in the locations immediately in front, to the right-front, or to the left-front of it <text:span text:style-name="T7">by calling the processActors()</text:span>.</text:p>
      <text:p text:style-name="P11"><text:s/><text:span text:style-name="T7">But it would not eat the rocksand the critters and neighbors in other location.</text:span></text:p>
      <text:p text:style-name="P22"/>
      <text:p text:style-name="P5">3. Why is the getLocationsInDirections method used in CrabCritter?</text:p>
      <text:p text:style-name="P22">Because CrabCritter only eat the actors in the location in front, to the right-front , or to th left-front</text:p>
      <text:p text:style-name="P5"><text:span text:style-name="T1">of it, calling <text:s/>getLocationsInDirections() method return the the those diretions to select the actors in those directions. </text:span><text:span text:style-name="T7"><text:s/></text:span></text:p>
      <text:p text:style-name="P5"/>
      <text:p text:style-name="P5">4. If a CrabCritter has location (3, 4) and faces south, what are the possible locations for actors that are returned by a call to the getActors method?</text:p>
      <text:p text:style-name="P11"><text:span text:style-name="T7">The actors in (</text:span><text:span text:style-name="T8">4</text:span><text:span text:style-name="T7">, </text:span><text:span text:style-name="T8">3</text:span><text:span text:style-name="T7">), (</text:span><text:span text:style-name="T8">4</text:span><text:span text:style-name="T7">, </text:span><text:span text:style-name="T8">4</text:span><text:span text:style-name="T7">), (4, </text:span><text:span text:style-name="T8">5</text:span><text:span text:style-name="T7">)</text:span></text:p>
      <text:p text:style-name="P26"/>
      <text:p text:style-name="P5">5. What are the similarities and differences between the movements of a CrabCritter and a Critter?</text:p>
      <text:p text:style-name="P12"><text:span text:style-name="T8">Similarities: </text:span><text:span text:style-name="T7">If the </text:span><text:span text:style-name="T9">passing location loc </text:span><text:span text:style-name="T7">is not the </text:span><text:span text:style-name="T9">CrabCritter's current </text:span><text:span text:style-name="T7">location, </text:span><text:span text:style-name="T9">both </text:span><text:span text:style-name="T7">of CrabCritter and Critter </text:span><text:span text:style-name="T9">move to the a random location returned by the getActors(), and both of they not turns.</text:span></text:p>
      <text:p text:style-name="P13"><text:span text:style-name="T8">Differences: </text:span><text:span text:style-name="T7">the Critter </text:span><text:span text:style-name="T9">can </text:span><text:span text:style-name="T7">move <text:s/></text:span><text:span text:style-name="T9">to any direction but </text:span><text:span text:style-name="T7"><text:s/>the CrabCritter </text:span><text:span text:style-name="T9">only moves to the front, right-front, left-front of it. When they both cant's move, the CrabCritter </text:span><text:span text:style-name="T7">turn</text:span><text:span text:style-name="T9">s</text:span><text:span text:style-name="T7"> </text:span><text:span text:style-name="T8">to right or left randomly</text:span></text:p>
      <text:p text:style-name="P13"><text:span text:style-name="T9">but the Critter does not turn.</text:span><text:span text:style-name="T7"> <text:s/></text:span></text:p>
      <text:p text:style-name="P5"/>
      <text:p text:style-name="P6">6. How does a CrabCritter determine when it turns instead of moving?</text:p>
      <text:p text:style-name="P13"><text:span text:style-name="T9">If </text:span><text:span text:style-name="T8">the </text:span><text:span text:style-name="T9">passing </text:span><text:span text:style-name="T8">loc </text:span><text:span text:style-name="T9">in the makeMove() method </text:span><text:span text:style-name="T8"><text:s/>is not the </text:span><text:span text:style-name="T9">CrabCritter's </text:span><text:span text:style-name="T8">current location, </text:span></text:p>
      <text:p text:style-name="P13"><text:span text:style-name="T8">the </text:span><text:span text:style-name="T9">c</text:span><text:span text:style-name="T8">rabCritter moves, otherwise it turns.</text:span></text:p>
      <text:p text:style-name="P6"><text:line-break/>7. Why don't the CrabCritter objects eat each other?</text:p>
      <text:p text:style-name="P28">Because the processActors() method of CrabCritter class is inherits from the Critter class, and in</text:p>
      <text:p text:style-name="P28">the processActor() of Critteer class, <text:s/>it only eats the actors which is not a rock or a critters. Thus,</text:p>
      <text:p text:style-name="P28">the CrabCritter don't eat each other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4-08-06T13:08:01</meta:creation-date>
    <dc:date>2014-08-08T20:39:03</dc:date>
    <dc:creator>George </dc:creator>
    <meta:editing-duration>PT12M52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3" meta:paragraph-count="70" meta:word-count="894" meta:character-count="5589" meta:non-whitespace-character-count="4724"/>
  </office:meta>
</office:document-meta>
</file>